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1.244cm" style:auto-text-indent="false" style:page-number="auto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cc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OLID principi </text:p>
      <text:p text:style-name="P2">u Class Diagramu</text:p>
      <text:p text:style-name="P3"/>
      <text:p text:style-name="P4"/>
      <text:p text:style-name="P5"><text:span text:style-name="T2">S</text:span><text:span text:style-name="T1">ingle responsibility principle:</text:span> Svaka klasa pretstavlja jedan određen i nedjeljiv entitet, tj. samo promjene u specifikaciji toga entiteta će se odraziti na tu klasu.</text:p>
      <text:p text:style-name="P5"><text:span text:style-name="T2">O</text:span><text:span text:style-name="T1">pen/closed principle:</text:span> Moguće je proširiti funkcionalnosti klasa, ali same klase nije moguće modificirati, zbog toga smo uveli klase unutar ModelView paketa pomoću kojih se može proširiti funkcionalnost.</text:p>
      <text:p text:style-name="P5"><text:span text:style-name="T2">L</text:span><text:span text:style-name="T1">iskov substitution principle:</text:span> Klase se mogu zamijeniti svojim podklasama, npr. klasa Liječnik je apsolutno zamjenjiva klasama OMedic ili Hirurg, a da se to ne odrazi na ispravnost programa. </text:p>
      <text:p text:style-name="P5"><text:span text:style-name="T2">I</text:span><text:span text:style-name="T1">nterface segregation principle:</text:span> Ovisno o tome koji tip korisnika je prijavljen bit će prikazana druga početna forma sa specifičnim setom podformi (npr. Liječnik, Administrator ili Pacijent).</text:p>
      <text:p text:style-name="P5"><text:span text:style-name="T2">D</text:span><text:span text:style-name="T1">ependency inversion principle:</text:span> Kopleksne klase ne ovise o jednostavnijih. I jedan i drugi tip ovise o apstrakcijama u vidu klasa koje ne pretstavljaju konkretne entitete (npr. klasa Osob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s" fo:country="B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 Pencl</meta:initial-creator>
    <meta:creation-date>2015-04-28T22:53:34.02</meta:creation-date>
    <meta:document-statistic meta:table-count="0" meta:image-count="0" meta:object-count="0" meta:page-count="1" meta:paragraph-count="7" meta:word-count="138" meta:character-count="973"/>
    <dc:date>2015-04-28T23:22:45.62</dc:date>
    <dc:creator>Deni Pencl</dc:creator>
    <meta:editing-duration>PT13M50S</meta:editing-duration>
    <meta:editing-cycles>1</meta:editing-cycles>
    <meta:generator>OpenOffice/4.1.0$Win32 OpenOffice.org_project/410m18$Build-9764</meta:generator>
  </office:meta>
</office:document-meta>
</file>